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394cm" table:align="left"/>
    </style:style>
    <style:style style:name="Table1.A" style:family="table-column">
      <style:table-column-properties style:column-width="0.409cm"/>
    </style:style>
    <style:style style:name="Table1.B" style:family="table-column">
      <style:table-column-properties style:column-width="0.406cm"/>
    </style:style>
    <style:style style:name="Table1.C" style:family="table-column">
      <style:table-column-properties style:column-width="0.395cm"/>
    </style:style>
    <style:style style:name="Table1.D" style:family="table-column">
      <style:table-column-properties style:column-width="0.429cm"/>
    </style:style>
    <style:style style:name="Table1.E" style:family="table-column">
      <style:table-column-properties style:column-width="0.377cm"/>
    </style:style>
    <style:style style:name="Table1.F" style:family="table-column">
      <style:table-column-properties style:column-width="13.919cm"/>
    </style:style>
    <style:style style:name="Table1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dddddd" fo:padding="0.049cm" fo:border="0.05pt solid #000000">
        <style:background-image/>
      </style:table-cell-properties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none" fo:border-top="none" fo:border-bottom="0.05pt solid #000000"/>
    </style:style>
    <style:style style:name="Table1.E2" style:family="table-cell">
      <style:table-cell-properties fo:padding="0.049cm" fo:border-left="0.05pt solid #000000" fo:border-right="none" fo:border-top="none" fo:border-bottom="0.05pt solid #000000"/>
    </style:style>
    <style:style style:name="Table1.F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none" fo:border-top="none" fo:border-bottom="0.05pt solid #000000"/>
    </style:style>
    <style:style style:name="Table1.E3" style:family="table-cell">
      <style:table-cell-properties fo:padding="0.049cm" fo:border-left="0.05pt solid #000000" fo:border-right="none" fo:border-top="none" fo:border-bottom="0.05pt solid #000000"/>
    </style:style>
    <style:style style:name="Table1.F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none" fo:border-top="none" fo:border-bottom="0.05pt solid #000000"/>
    </style:style>
    <style:style style:name="Table1.E4" style:family="table-cell">
      <style:table-cell-properties fo:padding="0.049cm" fo:border-left="0.05pt solid #000000" fo:border-right="none" fo:border-top="none" fo:border-bottom="0.05pt solid #000000"/>
    </style:style>
    <style:style style:name="Table1.F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none" fo:border-top="none" fo:border-bottom="0.05pt solid #000000"/>
    </style:style>
    <style:style style:name="Table1.E5" style:family="table-cell">
      <style:table-cell-properties fo:padding="0.049cm" fo:border-left="0.05pt solid #000000" fo:border-right="none" fo:border-top="none" fo:border-bottom="0.05pt solid #000000"/>
    </style:style>
    <style:style style:name="Table1.F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none" fo:border-top="none" fo:border-bottom="0.05pt solid #000000"/>
    </style:style>
    <style:style style:name="Table1.E6" style:family="table-cell">
      <style:table-cell-properties fo:padding="0.049cm" fo:border-left="0.05pt solid #000000" fo:border-right="none" fo:border-top="none" fo:border-bottom="0.05pt solid #000000"/>
    </style:style>
    <style:style style:name="Table1.F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none" fo:border-top="none" fo:border-bottom="0.05pt solid #000000"/>
    </style:style>
    <style:style style:name="Table1.E7" style:family="table-cell">
      <style:table-cell-properties fo:padding="0.049cm" fo:border-left="0.05pt solid #000000" fo:border-right="none" fo:border-top="none" fo:border-bottom="0.05pt solid #000000"/>
    </style:style>
    <style:style style:name="Table1.F7" style:family="table-cell">
      <style:table-cell-properties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dddddd" fo:padding="0.049cm" fo:border="0.05pt solid #000000">
        <style:background-image/>
      </style:table-cell-properties>
    </style:style>
    <style:style style:name="Table3" style:family="table">
      <style:table-properties style:width="13.123cm" table:align="left"/>
    </style:style>
    <style:style style:name="Table3.A" style:family="table-column">
      <style:table-column-properties style:column-width="0.944cm"/>
    </style:style>
    <style:style style:name="Table3.B" style:family="table-column">
      <style:table-column-properties style:column-width="1.517cm"/>
    </style:style>
    <style:style style:name="Table3.D" style:family="table-column">
      <style:table-column-properties style:column-width="1.794cm"/>
    </style:style>
    <style:style style:name="Table3.E" style:family="table-column">
      <style:table-column-properties style:column-width="1.72cm"/>
    </style:style>
    <style:style style:name="Table3.F" style:family="table-column">
      <style:table-column-properties style:column-width="3.036cm"/>
    </style:style>
    <style:style style:name="Table3.G" style:family="table-column">
      <style:table-column-properties style:column-width="1.016cm"/>
    </style:style>
    <style:style style:name="Table3.H" style:family="table-column">
      <style:table-column-properties style:column-width="4.482cm"/>
    </style:style>
    <style:style style:name="Table3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fo:background-color="#dddddd" fo:padding="0.049cm" fo:border="0.05pt solid #000000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none" fo:border-top="none" fo:border-bottom="0.05pt solid #000000"/>
    </style:style>
    <style:style style:name="Table3.C2" style:family="table-cell">
      <style:table-cell-properties fo:padding="0.049cm" fo:border-left="0.05pt solid #000000" fo:border-right="none" fo:border-top="none" fo:border-bottom="0.05pt solid #000000"/>
    </style:style>
    <style:style style:name="Table3.D2" style:family="table-cell">
      <style:table-cell-properties fo:padding="0.049cm" fo:border-left="0.05pt solid #000000" fo:border-right="none" fo:border-top="none" fo:border-bottom="0.05pt solid #000000"/>
    </style:style>
    <style:style style:name="Table3.E2" style:family="table-cell">
      <style:table-cell-properties fo:padding="0.049cm" fo:border-left="0.05pt solid #000000" fo:border-right="none" fo:border-top="none" fo:border-bottom="0.05pt solid #000000"/>
    </style:style>
    <style:style style:name="Table3.F2" style:family="table-cell">
      <style:table-cell-properties fo:padding="0.049cm" fo:border-left="0.05pt solid #000000" fo:border-right="none" fo:border-top="none" fo:border-bottom="0.05pt solid #000000"/>
    </style:style>
    <style:style style:name="Table3.G2" style:family="table-cell">
      <style:table-cell-properties fo:padding="0.049cm" fo:border-left="0.05pt solid #000000" fo:border-right="none" fo:border-top="none" fo:border-bottom="0.05pt solid #000000"/>
    </style:style>
    <style:style style:name="Table3.H2" style:family="table-cell">
      <style:table-cell-properties fo:padding="0.049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49cm" fo:border-left="0.05pt solid #000000" fo:border-right="none" fo:border-top="none" fo:border-bottom="0.05pt solid #000000"/>
    </style:style>
    <style:style style:name="Table3.B3" style:family="table-cell">
      <style:table-cell-properties fo:padding="0.049cm" fo:border-left="0.05pt solid #000000" fo:border-right="none" fo:border-top="none" fo:border-bottom="0.05pt solid #000000"/>
    </style:style>
    <style:style style:name="Table3.C3" style:family="table-cell">
      <style:table-cell-properties fo:padding="0.049cm" fo:border-left="0.05pt solid #000000" fo:border-right="none" fo:border-top="none" fo:border-bottom="0.05pt solid #000000"/>
    </style:style>
    <style:style style:name="Table3.D3" style:family="table-cell">
      <style:table-cell-properties fo:padding="0.049cm" fo:border-left="0.05pt solid #000000" fo:border-right="none" fo:border-top="none" fo:border-bottom="0.05pt solid #000000"/>
    </style:style>
    <style:style style:name="Table3.E3" style:family="table-cell">
      <style:table-cell-properties fo:padding="0.049cm" fo:border-left="0.05pt solid #000000" fo:border-right="none" fo:border-top="none" fo:border-bottom="0.05pt solid #000000"/>
    </style:style>
    <style:style style:name="Table3.F3" style:family="table-cell">
      <style:table-cell-properties fo:padding="0.049cm" fo:border-left="0.05pt solid #000000" fo:border-right="none" fo:border-top="none" fo:border-bottom="0.05pt solid #000000"/>
    </style:style>
    <style:style style:name="Table3.G3" style:family="table-cell">
      <style:table-cell-properties fo:padding="0.049cm" fo:border-left="0.05pt solid #000000" fo:border-right="none" fo:border-top="none" fo:border-bottom="0.05pt solid #000000"/>
    </style:style>
    <style:style style:name="Table3.H3" style:family="table-cell">
      <style:table-cell-properties fo:padding="0.049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49cm" fo:border-left="0.05pt solid #000000" fo:border-right="none" fo:border-top="none" fo:border-bottom="0.05pt solid #000000"/>
    </style:style>
    <style:style style:name="Table3.B4" style:family="table-cell">
      <style:table-cell-properties fo:padding="0.049cm" fo:border-left="0.05pt solid #000000" fo:border-right="none" fo:border-top="none" fo:border-bottom="0.05pt solid #000000"/>
    </style:style>
    <style:style style:name="Table3.C4" style:family="table-cell">
      <style:table-cell-properties fo:padding="0.049cm" fo:border-left="0.05pt solid #000000" fo:border-right="none" fo:border-top="none" fo:border-bottom="0.05pt solid #000000"/>
    </style:style>
    <style:style style:name="Table3.D4" style:family="table-cell">
      <style:table-cell-properties fo:padding="0.049cm" fo:border-left="0.05pt solid #000000" fo:border-right="none" fo:border-top="none" fo:border-bottom="0.05pt solid #000000"/>
    </style:style>
    <style:style style:name="Table3.E4" style:family="table-cell">
      <style:table-cell-properties fo:padding="0.049cm" fo:border-left="0.05pt solid #000000" fo:border-right="none" fo:border-top="none" fo:border-bottom="0.05pt solid #000000"/>
    </style:style>
    <style:style style:name="Table3.F4" style:family="table-cell">
      <style:table-cell-properties fo:padding="0.049cm" fo:border-left="0.05pt solid #000000" fo:border-right="none" fo:border-top="none" fo:border-bottom="0.05pt solid #000000"/>
    </style:style>
    <style:style style:name="Table3.G4" style:family="table-cell">
      <style:table-cell-properties fo:padding="0.049cm" fo:border-left="0.05pt solid #000000" fo:border-right="none" fo:border-top="none" fo:border-bottom="0.05pt solid #000000"/>
    </style:style>
    <style:style style:name="Table3.H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3e01"/>
    </style:style>
    <style:style style:name="P2" style:family="paragraph" style:parent-style-name="Standard">
      <style:text-properties officeooo:paragraph-rsid="00064386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53e01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64386"/>
    </style:style>
    <style:style style:name="P5" style:family="paragraph" style:parent-style-name="Text_20_body">
      <style:text-properties officeooo:paragraph-rsid="00053e01"/>
    </style:style>
    <style:style style:name="T1" style:family="text">
      <style:text-properties fo:color="#000000" style:text-underline-style="none" fo:font-weight="bold" fo:background-color="#ffffff" loext:char-shading-value="0" style:font-weight-asian="bold" style:font-weight-complex="bold"/>
    </style:style>
    <style:style style:name="T2" style:family="text">
      <style:text-properties fo:color="#000000" style:text-underline-style="none" fo:font-weight="bold" officeooo:rsid="002c9601" fo:background-color="#ffffff" loext:char-shading-value="0" style:font-weight-asian="bold" style:font-weight-complex="bold"/>
    </style:style>
    <style:style style:name="T3" style:family="text">
      <style:text-properties fo:color="#000000" style:text-underline-style="none" fo:font-weight="bold" officeooo:rsid="00053e01" fo:background-color="#ffffff" loext:char-shading-value="0" style:font-weight-asian="bold" style:font-weight-complex="bold"/>
    </style:style>
    <style:style style:name="T4" style:family="text">
      <style:text-properties fo:color="#000000" style:text-underline-style="none" fo:font-weight="bold" officeooo:rsid="002ef47d" fo:background-color="#ffffff" loext:char-shading-value="0" style:font-weight-asian="bold" style:font-weight-complex="bold"/>
    </style:style>
    <style:style style:name="T5" style:family="text">
      <style:text-properties fo:color="#000000" style:text-underline-style="none" fo:font-weight="bold" officeooo:rsid="002d5428" fo:background-color="#ffffff" loext:char-shading-value="0" style:font-weight-asian="bold" style:font-weight-complex="bold"/>
    </style:style>
    <style:style style:name="T6" style:family="text">
      <style:text-properties fo:color="#000000" style:text-underline-style="none" fo:font-weight="bold" officeooo:rsid="00064386" fo:background-color="#ffffff" loext:char-shading-value="0" style:font-weight-asian="bold" style:font-weight-complex="bold"/>
    </style:style>
    <style:style style:name="T7" style:family="text">
      <style:text-properties fo:color="#000000" style:text-underline-style="none" fo:font-weight="bold" officeooo:rsid="003108ac" fo:background-color="#ffffff" loext:char-shading-value="0" style:font-weight-asian="bold" style:font-weight-complex="bold"/>
    </style:style>
    <style:style style:name="T8" style:family="text">
      <style:text-properties fo:color="#000000" style:text-underline-style="none" fo:font-weight="bold" fo:background-color="#dddddd" loext:char-shading-value="0" style:font-weight-asian="bold" style:font-weight-complex="bold"/>
    </style:style>
    <style:style style:name="T9" style:family="text">
      <style:text-properties fo:color="#000000" style:text-underline-style="none" fo:background-color="#ffffff" loext:char-shading-value="0"/>
    </style:style>
    <style:style style:name="T10" style:family="text">
      <style:text-properties fo:color="#000000" style:text-underline-style="none" officeooo:rsid="002c9601" fo:background-color="#ffffff" loext:char-shading-value="0"/>
    </style:style>
    <style:style style:name="T11" style:family="text">
      <style:text-properties fo:color="#000000" style:text-underline-style="none" officeooo:rsid="002d5428" fo:background-color="#ffffff" loext:char-shading-value="0"/>
    </style:style>
    <style:style style:name="T12" style:family="text">
      <style:text-properties fo:color="#000000" style:text-underline-style="none" officeooo:rsid="003108ac" fo:background-color="#ffffff" loext:char-shading-value="0"/>
    </style:style>
    <style:style style:name="T13" style:family="text">
      <style:text-properties fo:color="#000000" style:text-underline-style="none" officeooo:rsid="0030d409" fo:background-color="#ffffff" loext:char-shading-value="0"/>
    </style:style>
    <style:style style:name="T14" style:family="text">
      <style:text-properties fo:color="#000000" style:text-underline-style="none" officeooo:rsid="00310e77" fo:background-color="#ffffff" loext:char-shading-value="0"/>
    </style:style>
    <style:style style:name="T15" style:family="text">
      <style:text-properties fo:color="#000000" style:text-underline-style="none" officeooo:rsid="00064386" fo:background-color="#ffffff" loext:char-shading-value="0"/>
    </style:style>
    <style:style style:name="T16" style:family="text">
      <style:text-properties fo:color="#000000" style:text-underline-style="none" fo:background-color="#dddddd" loext:char-shading-value="0"/>
    </style:style>
    <style:style style:name="T17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18" style:family="text">
      <style:text-properties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Internet_20_link"><text:span text:style-name="T1">1) Geben Sie </text:span></text:span><text:span text:style-name="Internet_20_link"><text:span text:style-name="T2">eine </text:span></text:span><text:span text:style-name="Internet_20_link"><text:span text:style-name="T3">kurze </text:span></text:span><text:span text:style-name="Internet_20_link"><text:span text:style-name="T1">Beschreibung </text:span></text:span><text:span text:style-name="Internet_20_link"><text:span text:style-name="T2">(evtl. inkl. Beispiel) </text:span></text:span><text:span text:style-name="Internet_20_link"><text:span text:style-name="T1">für:</text:span></text:span></text:p>
      <text:p text:style-name="P1"><text:span text:style-name="Internet_20_link"><text:span text:style-name="T9">1.1) Datenanomalien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5"><text:span text:style-name="Internet_20_link"><text:span text:style-name="T18"/></text:span></text:p>
      <text:p text:style-name="P1"><text:span text:style-name="Internet_20_link"><text:span text:style-name="T18"/></text:span></text:p>
      <text:p text:style-name="P1"><text:span text:style-name="Internet_20_link"><text:span text:style-name="T9"/></text:span></text:p>
      <text:p text:style-name="P1"><text:span text:style-name="Internet_20_link"><text:span text:style-name="T9">1.2) Funktionale Abhängigkeit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1">2) </text:span></text:span><text:span text:style-name="Internet_20_link"><text:span text:style-name="T4">W</text:span></text:span><text:span text:style-name="Internet_20_link"><text:span text:style-name="T2">as gehört zusammen?</text:span></text:span></text:p>
      <text:p text:style-name="P4"><text:span text:style-name="Internet_20_link"><text:span text:style-name="T15">(</text:span></text:span><text:span text:style-name="Internet_20_link"><text:span text:style-name="T15">a</text:span></text:span><text:span text:style-name="Internet_20_link"><text:span text:style-name="T10">)</text:span></text:span><text:span text:style-name="Internet_20_link"><text:span text:style-name="T9"> Konsistenz<text:tab/> - </text:span></text:span><text:span text:style-name="Internet_20_link"><text:span text:style-name="T15">(1</text:span></text:span><text:span text:style-name="Internet_20_link"><text:span text:style-name="T10">)</text:span></text:span><text:span text:style-name="Internet_20_link"><text:span text:style-name="T9"> in versch. Tabellen wird immer wieder ZUNAME,VORNAME,ADR,... gehalten</text:span></text:span></text:p>
      <text:p text:style-name="P3"><text:span text:style-name="Internet_20_link"><text:span text:style-name="T15">(</text:span></text:span><text:span text:style-name="Internet_20_link"><text:span text:style-name="T15">b</text:span></text:span><text:span text:style-name="Internet_20_link"><text:span text:style-name="T10">)</text:span></text:span><text:span text:style-name="Internet_20_link"><text:span text:style-name="T9"> Redundanz - </text:span></text:span><text:span text:style-name="Internet_20_link"><text:span text:style-name="T15">(2</text:span></text:span><text:span text:style-name="Internet_20_link"><text:span text:style-name="T10">)</text:span></text:span><text:span text:style-name="Internet_20_link"><text:span text:style-name="T9"> Die Postleitzahl bestimmt auch die Attribute Bundesland und Ort</text:span></text:span></text:p>
      <text:p text:style-name="P1"><text:span text:style-name="Internet_20_link"><text:span text:style-name="T9">Antwort: <text:tab/></text:span></text:span><text:span text:style-name="Internet_20_link"><text:span text:style-name="T15">o (a)-(1)<text:tab/><text:tab/>o (a)-(2)<text:tab/><text:tab/>o (b)-(1)<text:tab/>o (b)-(2)<text:tab/></text:span></text:span></text:p>
      <text:p text:style-name="P1"><text:span text:style-name="Internet_20_link"><text:span text:style-name="T9"><text:s/><text:tab/></text:span></text:span></text:p>
      <text:p text:style-name="P1"><text:span text:style-name="Internet_20_link"><text:span text:style-name="T1">3) Überprüfe</text:span></text:span><text:span text:style-name="Internet_20_link"><text:span text:style-name="T2">n Sie</text:span></text:span><text:span text:style-name="Internet_20_link"><text:span text:style-name="T1">, ob die angegeb. FDs (a-d) beim Erstellen der </text:span></text:span><text:span text:style-name="Internet_20_link"><text:span text:style-name="T3">Tabelle </text:span></text:span><text:span text:style-name="Internet_20_link"><text:span text:style-name="T1">eingehalten wurden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"><text:span text:style-name="Internet_20_link"><text:span text:style-name="T8">A</text:span></text:span></text:p>
            </table:table-cell>
            <table:table-cell table:style-name="Table1.A1" office:value-type="string">
              <text:p text:style-name="P1"><text:span text:style-name="Internet_20_link"><text:span text:style-name="T8">B</text:span></text:span></text:p>
            </table:table-cell>
            <table:table-cell table:style-name="Table1.A1" office:value-type="string">
              <text:p text:style-name="P1"><text:span text:style-name="Internet_20_link"><text:span text:style-name="T8">C</text:span></text:span></text:p>
            </table:table-cell>
            <table:table-cell table:style-name="Table1.A1" office:value-type="string">
              <text:p text:style-name="P1"><text:span text:style-name="Internet_20_link"><text:span text:style-name="T8">D</text:span></text:span></text:p>
            </table:table-cell>
            <table:table-cell table:style-name="Table1.A1" office:value-type="string">
              <text:p text:style-name="P1"><text:span text:style-name="Internet_20_link"><text:span text:style-name="T8">E</text:span></text:span></text:p>
            </table:table-cell>
            <table:table-cell table:style-name="Table1.F1" office:value-type="string">
              <text:p text:style-name="P1"><text:span text:style-name="Internet_20_link"><text:span text:style-name="T8">F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Internet_20_link"><text:span text:style-name="T9">a</text:span></text:span></text:p>
          </table:table-cell>
          <table:table-cell table:style-name="Table1.B6" office:value-type="string">
            <text:p text:style-name="P1"><text:span text:style-name="Internet_20_link"><text:span text:style-name="T9">e</text:span></text:span></text:p>
          </table:table-cell>
          <table:table-cell table:style-name="Table1.C2" office:value-type="string">
            <text:p text:style-name="P1"><text:span text:style-name="Internet_20_link"><text:span text:style-name="T9">3</text:span></text:span></text:p>
          </table:table-cell>
          <table:table-cell table:style-name="Table1.D2" office:value-type="string">
            <text:p text:style-name="P1"><text:span text:style-name="Internet_20_link"><text:span text:style-name="T9">g</text:span></text:span></text:p>
          </table:table-cell>
          <table:table-cell table:style-name="Table1.E6" office:value-type="string">
            <text:p text:style-name="P1"><text:span text:style-name="Internet_20_link"><text:span text:style-name="T9">5</text:span></text:span></text:p>
          </table:table-cell>
          <table:table-cell table:style-name="Table1.F2" office:value-type="string">
            <text:p text:style-name="P1"><text:span text:style-name="Internet_20_link"><text:span text:style-name="T9">p</text:span></text:span></text:p>
          </table:table-cell>
        </table:table-row>
        <table:table-row>
          <table:table-cell table:style-name="Table1.A3" office:value-type="string">
            <text:p text:style-name="P1"><text:span text:style-name="Internet_20_link"><text:span text:style-name="T9">a</text:span></text:span></text:p>
          </table:table-cell>
          <table:table-cell table:style-name="Table1.B6" office:value-type="string">
            <text:p text:style-name="P1"><text:span text:style-name="Internet_20_link"><text:span text:style-name="T9">c</text:span></text:span></text:p>
          </table:table-cell>
          <table:table-cell table:style-name="Table1.C3" office:value-type="string">
            <text:p text:style-name="P1"><text:span text:style-name="Internet_20_link"><text:span text:style-name="T9">4</text:span></text:span></text:p>
          </table:table-cell>
          <table:table-cell table:style-name="Table1.D3" office:value-type="string">
            <text:p text:style-name="P1"><text:span text:style-name="Internet_20_link"><text:span text:style-name="T9">h</text:span></text:span></text:p>
          </table:table-cell>
          <table:table-cell table:style-name="Table1.E6" office:value-type="string">
            <text:p text:style-name="P1"><text:span text:style-name="Internet_20_link"><text:span text:style-name="T9">1</text:span></text:span></text:p>
          </table:table-cell>
          <table:table-cell table:style-name="Table1.F3" office:value-type="string">
            <text:p text:style-name="P1"><text:span text:style-name="Internet_20_link"><text:span text:style-name="T9">g</text:span></text:span></text:p>
          </table:table-cell>
        </table:table-row>
        <table:table-row>
          <table:table-cell table:style-name="Table1.A4" office:value-type="string">
            <text:p text:style-name="P1"><text:span text:style-name="Internet_20_link"><text:span text:style-name="T9">a</text:span></text:span></text:p>
          </table:table-cell>
          <table:table-cell table:style-name="Table1.B6" office:value-type="string">
            <text:p text:style-name="P1"><text:span text:style-name="Internet_20_link"><text:span text:style-name="T9">b</text:span></text:span></text:p>
          </table:table-cell>
          <table:table-cell table:style-name="Table1.C4" office:value-type="string">
            <text:p text:style-name="P1"><text:span text:style-name="Internet_20_link"><text:span text:style-name="T9">3</text:span></text:span></text:p>
          </table:table-cell>
          <table:table-cell table:style-name="Table1.D4" office:value-type="string">
            <text:p text:style-name="P1"><text:span text:style-name="Internet_20_link"><text:span text:style-name="T9">f</text:span></text:span></text:p>
          </table:table-cell>
          <table:table-cell table:style-name="Table1.E6" office:value-type="string">
            <text:p text:style-name="P1"><text:span text:style-name="Internet_20_link"><text:span text:style-name="T9">5</text:span></text:span></text:p>
          </table:table-cell>
          <table:table-cell table:style-name="Table1.F4" office:value-type="string">
            <text:p text:style-name="P1"><text:span text:style-name="Internet_20_link"><text:span text:style-name="T9">p</text:span></text:span></text:p>
          </table:table-cell>
        </table:table-row>
        <table:table-row>
          <table:table-cell table:style-name="Table1.A5" office:value-type="string">
            <text:p text:style-name="P1"><text:span text:style-name="Internet_20_link"><text:span text:style-name="T9">a</text:span></text:span></text:p>
          </table:table-cell>
          <table:table-cell table:style-name="Table1.B6" office:value-type="string">
            <text:p text:style-name="P1"><text:span text:style-name="Internet_20_link"><text:span text:style-name="T9">e</text:span></text:span></text:p>
          </table:table-cell>
          <table:table-cell table:style-name="Table1.C5" office:value-type="string">
            <text:p text:style-name="P1"><text:span text:style-name="Internet_20_link"><text:span text:style-name="T9">2</text:span></text:span></text:p>
          </table:table-cell>
          <table:table-cell table:style-name="Table1.D5" office:value-type="string">
            <text:p text:style-name="P1"><text:span text:style-name="Internet_20_link"><text:span text:style-name="T9">g</text:span></text:span></text:p>
          </table:table-cell>
          <table:table-cell table:style-name="Table1.E6" office:value-type="string">
            <text:p text:style-name="P1"><text:span text:style-name="Internet_20_link"><text:span text:style-name="T9">4</text:span></text:span></text:p>
          </table:table-cell>
          <table:table-cell table:style-name="Table1.F5" office:value-type="string">
            <text:p text:style-name="P1"><text:span text:style-name="Internet_20_link"><text:span text:style-name="T9">g</text:span></text:span></text:p>
          </table:table-cell>
        </table:table-row>
        <table:table-row>
          <table:table-cell table:style-name="Table1.A6" office:value-type="string">
            <text:p text:style-name="P1"><text:span text:style-name="Internet_20_link"><text:span text:style-name="T9">a</text:span></text:span></text:p>
          </table:table-cell>
          <table:table-cell table:style-name="Table1.B6" office:value-type="string">
            <text:p text:style-name="P1"><text:span text:style-name="Internet_20_link"><text:span text:style-name="T9">k</text:span></text:span></text:p>
          </table:table-cell>
          <table:table-cell table:style-name="Table1.C6" office:value-type="string">
            <text:p text:style-name="P1"><text:span text:style-name="Internet_20_link"><text:span text:style-name="T9">3</text:span></text:span></text:p>
          </table:table-cell>
          <table:table-cell table:style-name="Table1.D6" office:value-type="string">
            <text:p text:style-name="P1"><text:span text:style-name="Internet_20_link"><text:span text:style-name="T9">f</text:span></text:span></text:p>
          </table:table-cell>
          <table:table-cell table:style-name="Table1.E6" office:value-type="string">
            <text:p text:style-name="P1"><text:span text:style-name="Internet_20_link"><text:span text:style-name="T9">7</text:span></text:span></text:p>
          </table:table-cell>
          <table:table-cell table:style-name="Table1.F6" office:value-type="string">
            <text:p text:style-name="P1"><text:span text:style-name="Internet_20_link"><text:span text:style-name="T9">p</text:span></text:span></text:p>
          </table:table-cell>
        </table:table-row>
        <table:table-row>
          <table:table-cell table:style-name="Table1.A7" office:value-type="string">
            <text:p text:style-name="P1"><text:span text:style-name="Internet_20_link"><text:span text:style-name="T9">a</text:span></text:span></text:p>
          </table:table-cell>
          <table:table-cell table:style-name="Table1.B7" office:value-type="string">
            <text:p text:style-name="P1"><text:span text:style-name="Internet_20_link"><text:span text:style-name="T9">k</text:span></text:span></text:p>
          </table:table-cell>
          <table:table-cell table:style-name="Table1.C7" office:value-type="string">
            <text:p text:style-name="P1"><text:span text:style-name="Internet_20_link"><text:span text:style-name="T9">2</text:span></text:span></text:p>
          </table:table-cell>
          <table:table-cell table:style-name="Table1.D7" office:value-type="string">
            <text:p text:style-name="P1"><text:span text:style-name="Internet_20_link"><text:span text:style-name="T9">f</text:span></text:span></text:p>
          </table:table-cell>
          <table:table-cell table:style-name="Table1.E7" office:value-type="string">
            <text:p text:style-name="P1"><text:span text:style-name="Internet_20_link"><text:span text:style-name="T9">4</text:span></text:span></text:p>
          </table:table-cell>
          <table:table-cell table:style-name="Table1.F7" office:value-type="string">
            <text:p text:style-name="P1"><text:span text:style-name="Internet_20_link"><text:span text:style-name="T9">g</text:span></text:span></text:p>
          </table:table-cell>
        </table:table-row>
      </table:table>
      <text:p text:style-name="P1"><text:span text:style-name="Internet_20_link"><text:span text:style-name="T9"><text:tab/></text:span></text:span></text:p>
      <text:p text:style-name="P1"><text:span text:style-name="Internet_20_link"><text:span text:style-name="T9">Antwort: streiche eventuell das Wort nicht</text:span></text:span></text:p>
      <text:p text:style-name="P1"><text:span text:style-name="Internet_20_link"><text:span text:style-name="T9"><text:tab/>a) AB-&gt;D <text:tab/><text:tab/>Antwort: Wurde nicht eingehalten</text:span></text:span></text:p>
      <text:p text:style-name="P1"><text:span text:style-name="Internet_20_link"><text:span text:style-name="T9"><text:tab/>b) C--&gt;E <text:tab/><text:tab/>Antwort: Wurde nicht eingehalten</text:span></text:span></text:p>
      <text:p text:style-name="P1"><text:span text:style-name="Internet_20_link"><text:span text:style-name="T9"><text:tab/>c) C--&gt;F <text:s/><text:tab/><text:tab/>Antwort: Wurde nicht eingehalten</text:span></text:span></text:p>
      <text:p text:style-name="P1"><text:span text:style-name="Internet_20_link"><text:span text:style-name="T9"><text:tab/>d) ABC--&gt;E <text:tab/><text:tab/>Antwort: Wurde nicht eingehalten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1">4) Sind Attribute von einem Superschlüssel voll funktional abhängig?</text:span></text:span></text:p>
      <text:p text:style-name="P1"><text:span text:style-name="Internet_20_link"><text:span text:style-name="T9"><text:tab/>Antwort: <text:s/></text:span></text:span><text:span text:style-name="Internet_20_link"><text:span text:style-name="T11">o </text:span></text:span><text:span text:style-name="Internet_20_link"><text:span text:style-name="T9">JA <text:s text:c="2"/><text:tab/></text:span></text:span><text:span text:style-name="Internet_20_link"><text:span text:style-name="T11">o </text:span></text:span><text:span text:style-name="Internet_20_link"><text:span text:style-name="T9">NEIN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1">5) </text:span></text:span><text:span text:style-name="Internet_20_link"><text:span text:style-name="T5">Füllen Sie die Lücke unten mit dem entsprechenden Fachbegriff.</text:span></text:span></text:p>
      <text:p text:style-name="P1"><text:span text:style-name="Internet_20_link"><text:span text:style-name="T9">Gegeben sei die Tabelle PERSONAL</text:span></text:span></text:p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1"><text:span text:style-name="Internet_20_link"><text:span text:style-name="T16">PersNr</text:span></text:span></text:p>
            </table:table-cell>
            <table:table-cell table:style-name="Table2.A1" office:value-type="string">
              <text:p text:style-name="P1"><text:span text:style-name="Internet_20_link"><text:span text:style-name="T16">Name</text:span></text:span></text:p>
            </table:table-cell>
            <table:table-cell table:style-name="Table2.A1" office:value-type="string">
              <text:p text:style-name="P1"><text:span text:style-name="Internet_20_link"><text:span text:style-name="T16">AbtNr</text:span></text:span></text:p>
            </table:table-cell>
            <table:table-cell table:style-name="Table2.D1" office:value-type="string">
              <text:p text:style-name="P1"><text:span text:style-name="Internet_20_link"><text:span text:style-name="T16">AbtBez</text:span></text:span></text:p>
            </table:table-cell>
          </table:table-row>
        </table:table-header-rows>
      </table:table>
      <text:p text:style-name="P1"><text:span text:style-name="Internet_20_link"><text:span text:style-name="T9"><text:tab/></text:span></text:span></text:p>
      <text:p text:style-name="P1"><text:span text:style-name="Internet_20_link"><text:span text:style-name="T9">mit folg. </text:span></text:span><text:span text:style-name="Internet_20_link"><text:span text:style-name="T11">f</text:span></text:span><text:span text:style-name="Internet_20_link"><text:span text:style-name="T9">unkt. Abhängigkeiten</text:span></text:span></text:p>
      <text:p text:style-name="P1"><text:span text:style-name="Internet_20_link"><text:span text:style-name="T15">a</text:span></text:span><text:span text:style-name="Internet_20_link"><text:span text:style-name="T15">) </text:span></text:span><text:span text:style-name="Internet_20_link"><text:span text:style-name="T9">PersNr -&gt; PERSONAL (insbes.: PersNR -&gt; AbtNr)<text:tab/></text:span></text:span><text:span text:style-name="Internet_20_link"><text:span text:style-name="T15">b) </text:span></text:span><text:span text:style-name="Internet_20_link"><text:span text:style-name="T9">AbtNr -&gt; AbtBez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>Antwort: AbtBez ist ??____________________________?? abhängig von PersNr</text:span></text:span></text:p>
      <text:p text:style-name="P1"><text:span text:style-name="Internet_20_link"><text:span text:style-name="T1"/></text:span></text:p>
      <text:p text:style-name="P1"><text:span text:style-name="Internet_20_link"><text:span text:style-name="T1"/></text:span></text:p>
      <text:p text:style-name="P2"><text:span text:style-name="Internet_20_link"><text:span text:style-name="T6">6</text:span></text:span><text:span text:style-name="Internet_20_link"><text:span text:style-name="T1">) Gegeben sei das Schema</text:span></text:span></text:p>
      <text:p text:style-name="P2"><text:span text:style-name="Internet_20_link"><text:span text:style-name="T9"><text:tab/>R(A,B,C,D,E) <text:tab/>mit folgenden Funktionalen Abhängigkeiten innerhalb der </text:span></text:span></text:p>
      <text:p text:style-name="P2"><text:span text:style-name="Internet_20_link"><text:span text:style-name="T9"><text:tab/><text:tab/><text:tab/>Nicht-Schlüssel Attribute <text:s/>C,D -&gt; E und B -&gt; C. </text:span></text:span></text:p>
      <text:p text:style-name="P2"><text:span text:style-name="Internet_20_link"><text:span text:style-name="T9"/></text:span></text:p>
      <text:p text:style-name="P2"><text:span text:style-name="Internet_20_link"><text:span text:style-name="T14">AUFGABE</text:span></text:span><text:span text:style-name="Internet_20_link"><text:span text:style-name="T9">:</text:span></text:span></text:p>
      <text:p text:style-name="P2"><text:span text:style-name="Internet_20_link"><text:span text:style-name="T9"><text:tab/>a) Wähle die stärkste Aussage, die für die Relation R gilt.</text:span></text:span></text:p>
      <text:p text:style-name="P2"><text:span text:style-name="Internet_20_link"><text:span text:style-name="T9"><text:s text:c="11"/>o R is in first normal form </text:span></text:span></text:p>
      <text:p text:style-name="P2"><text:span text:style-name="Internet_20_link"><text:span text:style-name="T9"><text:s text:c="11"/>o R is in second normal form </text:span></text:span></text:p>
      <text:p text:style-name="P2"><text:span text:style-name="Internet_20_link"><text:span text:style-name="T9"><text:s text:c="11"/>o R is in third normal form </text:span></text:span></text:p>
      <text:p text:style-name="P2"><text:span text:style-name="Internet_20_link"><text:span text:style-name="T17"><text:s text:c="11"/>o None of the above</text:span></text:span><text:span text:style-name="Internet_20_link"><text:span text:style-name="T1"> </text:span></text:span></text:p>
      <text:p text:style-name="P2"><text:span text:style-name="Internet_20_link"><text:span text:style-name="T6"/></text:span></text:p>
      <text:p text:style-name="P2"><text:soft-page-break/><text:span text:style-name="Internet_20_link"><text:span text:style-name="T6"/></text:span></text:p>
      <text:p text:style-name="P2"><text:span text:style-name="Internet_20_link"><text:span text:style-name="T6">7</text:span></text:span><text:span text:style-name="Internet_20_link"><text:span text:style-name="T1">) Warum ist die Einhaltung der Normalformen so wichtig?</text:span></text:span></text:p>
      <text:p text:style-name="P2"><text:span text:style-name="Internet_20_link"><text:span text:style-name="T6"/></text:span></text:p>
      <text:p text:style-name="P1"><text:span text:style-name="Internet_20_link"><text:span text:style-name="T6"/></text:span></text:p>
      <text:p text:style-name="P1"><text:span text:style-name="Internet_20_link"><text:span text:style-name="T6"/></text:span></text:p>
      <text:p text:style-name="P1"><text:span text:style-name="Internet_20_link"><text:span text:style-name="T6"/></text:span></text:p>
      <text:p text:style-name="P1"><text:span text:style-name="Internet_20_link"><text:span text:style-name="T6">8</text:span></text:span><text:span text:style-name="Internet_20_link"><text:span text:style-name="T1">) Beschreiben Sie kurz die Merkmale der</text:span></text:span></text:p>
      <text:p text:style-name="P1"><text:span text:style-name="Internet_20_link"><text:span text:style-name="T9">1. Normalform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>2. Normalform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>3. Normalform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1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6">9</text:span></text:span><text:span text:style-name="Internet_20_link"><text:span text:style-name="T1">) Normalisieren Sie die folg., nicht normalisierte Tabelle bis zur dritten Normalform.</text:span></text:span></text:p>
      <text:p text:style-name="P1"><text:span text:style-name="Internet_20_link"><text:span text:style-name="T9">T ... Teilnehmer, <text:s/>F ... Firma<text:tab/></text:span>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"><text:span text:style-name="Internet_20_link"><text:span text:style-name="T8">TNR</text:span></text:span></text:p>
            </table:table-cell>
            <table:table-cell table:style-name="Table3.A1" office:value-type="string">
              <text:p text:style-name="P1"><text:span text:style-name="Internet_20_link"><text:span text:style-name="T8">TName</text:span></text:span></text:p>
            </table:table-cell>
            <table:table-cell table:style-name="Table3.A1" office:value-type="string">
              <text:p text:style-name="P1"><text:span text:style-name="Internet_20_link"><text:span text:style-name="T8">FNR</text:span></text:span></text:p>
            </table:table-cell>
            <table:table-cell table:style-name="Table3.A1" office:value-type="string">
              <text:p text:style-name="P1"><text:span text:style-name="Internet_20_link"><text:span text:style-name="T8">FName</text:span></text:span></text:p>
            </table:table-cell>
            <table:table-cell table:style-name="Table3.A1" office:value-type="string">
              <text:p text:style-name="P1"><text:span text:style-name="Internet_20_link"><text:span text:style-name="T8">KursTyp</text:span></text:span></text:p>
            </table:table-cell>
            <table:table-cell table:style-name="Table3.A1" office:value-type="string">
              <text:p text:style-name="P1"><text:span text:style-name="Internet_20_link"><text:span text:style-name="T8">KursName</text:span></text:span></text:p>
            </table:table-cell>
            <table:table-cell table:style-name="Table3.A1" office:value-type="string">
              <text:p text:style-name="P1"><text:span text:style-name="Internet_20_link"><text:span text:style-name="T8">Ort</text:span></text:span></text:p>
            </table:table-cell>
            <table:table-cell table:style-name="Table3.H1" office:value-type="string">
              <text:p text:style-name="P1"><text:span text:style-name="Internet_20_link"><text:span text:style-name="T8">Datum</text:span></text:span></text:p>
            </table:table-cell>
          </table:table-row>
        </table:table-header-rows>
        <table:table-row>
          <table:table-cell table:style-name="Table3.A2" office:value-type="string">
            <text:p text:style-name="P1"><text:span text:style-name="Internet_20_link"><text:span text:style-name="T9">19</text:span></text:span></text:p>
          </table:table-cell>
          <table:table-cell table:style-name="Table3.B3" office:value-type="string">
            <text:p text:style-name="P1"><text:span text:style-name="Internet_20_link"><text:span text:style-name="T9">Hauser</text:span></text:span></text:p>
          </table:table-cell>
          <table:table-cell table:style-name="Table3.C3" office:value-type="string">
            <text:p text:style-name="P1"><text:span text:style-name="Internet_20_link"><text:span text:style-name="T9">56</text:span></text:span></text:p>
          </table:table-cell>
          <table:table-cell table:style-name="Table3.D3" office:value-type="string">
            <text:p text:style-name="P1"><text:span text:style-name="Internet_20_link"><text:span text:style-name="T12">IT-</text:span></text:span><text:span text:style-name="Internet_20_link"><text:span text:style-name="T9">AG</text:span></text:span></text:p>
          </table:table-cell>
          <table:table-cell table:style-name="Table3.E3" office:value-type="string">
            <text:p text:style-name="P1"><text:span text:style-name="Internet_20_link"><text:span text:style-name="T9">K1010</text:span></text:span></text:p>
          </table:table-cell>
          <table:table-cell table:style-name="Table3.F3" office:value-type="string">
            <text:p text:style-name="P1"><text:span text:style-name="Internet_20_link"><text:span text:style-name="T9">DB1</text:span></text:span></text:p>
          </table:table-cell>
          <table:table-cell table:style-name="Table3.G3" office:value-type="string">
            <text:p text:style-name="P1"><text:span text:style-name="Internet_20_link"><text:span text:style-name="T12">Sbg</text:span></text:span></text:p>
          </table:table-cell>
          <table:table-cell table:style-name="Table3.H2" office:value-type="string">
            <text:p text:style-name="P1"><text:span text:style-name="Internet_20_link"><text:span text:style-name="T9">12.12.2010</text:span></text:span></text:p>
          </table:table-cell>
        </table:table-row>
        <table:table-row>
          <table:table-cell table:style-name="Table3.A3" office:value-type="string">
            <text:p text:style-name="P1"><text:span text:style-name="Internet_20_link"><text:span text:style-name="T9">18</text:span></text:span></text:p>
          </table:table-cell>
          <table:table-cell table:style-name="Table3.B3" office:value-type="string">
            <text:p text:style-name="P1"><text:span text:style-name="Internet_20_link"><text:span text:style-name="T12">Wald</text:span></text:span></text:p>
          </table:table-cell>
          <table:table-cell table:style-name="Table3.C3" office:value-type="string">
            <text:p text:style-name="P1"><text:span text:style-name="Internet_20_link"><text:span text:style-name="T9">56</text:span></text:span></text:p>
          </table:table-cell>
          <table:table-cell table:style-name="Table3.D3" office:value-type="string">
            <text:p text:style-name="P1"><text:span text:style-name="Internet_20_link"><text:span text:style-name="T12">IT-</text:span></text:span><text:span text:style-name="Internet_20_link"><text:span text:style-name="T9">AG</text:span></text:span></text:p>
          </table:table-cell>
          <table:table-cell table:style-name="Table3.E3" office:value-type="string">
            <text:p text:style-name="P1"><text:span text:style-name="Internet_20_link"><text:span text:style-name="T9">K1111</text:span></text:span></text:p>
          </table:table-cell>
          <table:table-cell table:style-name="Table3.F3" office:value-type="string">
            <text:p text:style-name="P1"><text:span text:style-name="Internet_20_link"><text:span text:style-name="T9">DB2</text:span></text:span></text:p>
          </table:table-cell>
          <table:table-cell table:style-name="Table3.G3" office:value-type="string">
            <text:p text:style-name="P1"><text:span text:style-name="Internet_20_link"><text:span text:style-name="T12">Wien</text:span></text:span></text:p>
          </table:table-cell>
          <table:table-cell table:style-name="Table3.H3" office:value-type="string">
            <text:p text:style-name="P1"><text:span text:style-name="Internet_20_link"><text:span text:style-name="T9">1</text:span></text:span><text:span text:style-name="Internet_20_link"><text:span text:style-name="T13">3</text:span></text:span><text:span text:style-name="Internet_20_link"><text:span text:style-name="T9">.12.2010</text:span></text:span></text:p>
          </table:table-cell>
        </table:table-row>
        <table:table-row>
          <table:table-cell table:style-name="Table3.A4" office:value-type="string">
            <text:p text:style-name="P1"><text:span text:style-name="Internet_20_link"><text:span text:style-name="T9">17</text:span></text:span></text:p>
          </table:table-cell>
          <table:table-cell table:style-name="Table3.B4" office:value-type="string">
            <text:p text:style-name="P1"><text:span text:style-name="Internet_20_link"><text:span text:style-name="T9">Wiese</text:span></text:span></text:p>
          </table:table-cell>
          <table:table-cell table:style-name="Table3.C4" office:value-type="string">
            <text:p text:style-name="P1"><text:span text:style-name="Internet_20_link"><text:span text:style-name="T9">77</text:span></text:span></text:p>
          </table:table-cell>
          <table:table-cell table:style-name="Table3.D4" office:value-type="string">
            <text:p text:style-name="P1"><text:span text:style-name="Internet_20_link"><text:span text:style-name="T12">Comp-</text:span></text:span><text:span text:style-name="Internet_20_link"><text:span text:style-name="T9">AG</text:span></text:span></text:p>
          </table:table-cell>
          <table:table-cell table:style-name="Table3.E4" office:value-type="string">
            <text:p text:style-name="P1"><text:span text:style-name="Internet_20_link"><text:span text:style-name="T9">K1122</text:span></text:span></text:p>
          </table:table-cell>
          <table:table-cell table:style-name="Table3.F4" office:value-type="string">
            <text:p text:style-name="P1"><text:span text:style-name="Internet_20_link"><text:span text:style-name="T9">Betriebssys</text:span></text:span></text:p>
          </table:table-cell>
          <table:table-cell table:style-name="Table3.G4" office:value-type="string">
            <text:p text:style-name="P1"><text:span text:style-name="Internet_20_link"><text:span text:style-name="T12">Wien</text:span></text:span></text:p>
          </table:table-cell>
          <table:table-cell table:style-name="Table3.H4" office:value-type="string">
            <text:p text:style-name="P1"><text:span text:style-name="Internet_20_link"><text:span text:style-name="T9">10.12.2010</text:span></text:span></text:p>
          </table:table-cell>
        </table:table-row>
      </table:table>
      <text:p text:style-name="P1"><text:span text:style-name="Internet_20_link"><text:span text:style-name="T9"><text:tab/>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><text:tab/>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6">10</text:span></text:span><text:span text:style-name="Internet_20_link"><text:span text:style-name="T7">)</text:span></text:span><text:span text:style-name="Internet_20_link"><text:span text:style-name="T1"> Gegeben sei das Relationenschema</text:span></text:span></text:p>
      <text:p text:style-name="P1"><text:span text:style-name="Internet_20_link"><text:span text:style-name="T9"><text:tab/>R = {A, B, C, D, E, F}</text:span></text:span></text:p>
      <text:p text:style-name="P1"><text:span text:style-name="Internet_20_link"><text:span text:style-name="T9"><text:tab/>mit den funktionalen Abhängigkeiten</text:span></text:span></text:p>
      <text:p text:style-name="P1"><text:span text:style-name="Internet_20_link"><text:span text:style-name="T9"><text:tab/>BC -&gt; C<text:tab/>C -&gt; AD<text:tab/>D -&gt; CE<text:tab/>E -&gt; BC<text:tab/>F -&gt; D</text:span></text:span></text:p>
      <text:p text:style-name="P1"><text:span text:style-name="Internet_20_link"><text:span text:style-name="T9"><text:tab/>F ist der Schlüssel und alle Attribute A bis F sind einelementig</text:span></text:span></text:p>
      <text:p text:style-name="P1"><text:span text:style-name="Internet_20_link"><text:span text:style-name="T14">AUFGABE</text:span></text:span><text:span text:style-name="Internet_20_link"><text:span text:style-name="T9">:</text:span></text:span></text:p>
      <text:p text:style-name="P1"><text:span text:style-name="Internet_20_link"><text:span text:style-name="T9">a) R ist in der 1. Normalform.</text:span></text:span></text:p>
      <text:p text:style-name="P1"><text:span text:style-name="Internet_20_link"><text:span text:style-name="T9"><text:tab/>Ist R auch in der 2. Normalform? <text:s/></text:span></text:span></text:p>
      <text:p text:style-name="P1"><text:span text:style-name="Internet_20_link"><text:span text:style-name="T12"><text:tab/>o JA <text:s text:c="4"/>o NEIN<text:tab/><text:tab/></text:span></text:span><text:span text:style-name="Internet_20_link"><text:span text:style-name="T9">Begründen Sie ihre Antwort: _______________________________________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  <text:p text:style-name="P1"><text:span text:style-name="Internet_20_link"><text:span text:style-name="T9">b) (1) Warum ist R nicht in der 3. Normalform?</text:span></text:span></text:p>
      <text:p text:style-name="P1"><text:span text:style-name="Internet_20_link"><text:span text:style-name="T9"/></text:span></text:p>
      <text:p text:style-name="P1"><text:span text:style-name="Internet_20_link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RDP-DB-normalformen</text:file-name><text:tab/>Arbeitsunterlage</text:p>
      </style:header>
      <style:footer>
        <text:p text:style-name="Footer">Informatik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19-10-05T15:49:16.458921657</meta:creation-date>
    <meta:editing-cycles>3</meta:editing-cycles>
    <meta:editing-duration>PT18M52S</meta:editing-duration>
    <dc:date>2019-10-05T16:08:07.306387063</dc:date>
    <meta:document-statistic meta:table-count="3" meta:image-count="0" meta:object-count="0" meta:page-count="2" meta:paragraph-count="131" meta:word-count="411" meta:character-count="2320" meta:non-whitespace-character-count="193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config/libreoffice/4/user/template/arbeitsunterlage.ott" meta:date="2019-10-05T15:49:14.829326854"/>
  </office:meta>
</office:document-meta>
</file>